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style:font-face style:name="verdana" svg:font-family="verdana, arial,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style:line-height-at-least="0.445cm" fo:text-indent="0cm" style:auto-text-indent="false"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2"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color="#222222" loext:opacity="100%" style:font-name="helvetica neue" fo:font-size="12.6000003814697pt" loext:padding="0cm" loext:border="none"/>
    </style:style>
    <style:style style:name="P3"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4" style:family="paragraph" style:parent-style-name="Standard">
      <style:paragraph-properties fo:margin-top="0cm" fo:margin-bottom="0cm" style:contextual-spacing="false" style:line-height-at-least="0.445cm" fo:text-align="center" style:justify-single-word="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Text_20_body">
      <style:paragraph-properties fo:margin-left="0cm" fo:margin-right="0cm" fo:margin-top="0cm" fo:margin-bottom="0cm" style:contextual-spacing="false" style:line-height-at-least="0.445cm"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7"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8" style:family="paragraph" style:parent-style-name="Text_20_body">
      <style:paragraph-properties fo:margin-left="0cm" fo:margin-right="0cm" fo:margin-top="0cm" fo:margin-bottom="0cm" style:contextual-spacing="false" style:line-height-at-least="0.445cm" fo:text-indent="0cm" style:auto-text-indent="false"/>
      <style:text-properties fo:text-transform="lowercase" fo:color="#222222" loext:opacity="100%" style:font-name="Consolas1" fo:font-size="8.39999961853027pt" fo:letter-spacing="normal" fo:font-style="normal" fo:font-weight="bold" loext:padding-left="0cm" loext:padding-right="0cm" loext:padding-top="0cm" loext:padding-bottom="0.049cm" loext:border-left="none" loext:border-right="none" loext:border-top="none" loext:border-bottom="0.06pt solid #888888"/>
    </style:style>
    <style:style style:name="P9" style:family="paragraph" style:parent-style-name="Text_20_body">
      <style:paragraph-properties fo:margin-left="0.021cm" fo:margin-right="0.021cm" fo:margin-top="0.021cm" fo:margin-bottom="0.021cm" style:contextual-spacing="false" fo:line-height="110%" fo:text-indent="0cm" style:auto-text-indent="false"/>
      <style:text-properties fo:color="#888888" loext:opacity="100%" loext:padding="0.064cm" loext:border="0.06pt solid #b9b9b9"/>
    </style:style>
    <style:style style:name="T1" style:family="text">
      <style:text-properties style:font-name="courier new" fo:font-size="9pt"/>
    </style:style>
    <style:style style:name="T2" style:family="text">
      <style:text-properties style:font-name="times new roman" fo:font-size="10.1999998092651pt"/>
    </style:style>
    <style:style style:name="T3" style:family="text">
      <style:text-properties fo:font-variant="normal" fo:text-transform="none" fo:color="#000000" loext:opacity="100%" style:font-name="verdana" fo:font-size="8.39999961853027pt" fo:letter-spacing="normal" fo:font-style="normal" fo:font-weight="normal" style:font-name-asian="verdana" style:font-size-asian="8.39999961853027pt" style:font-style-asian="normal" style:font-weight-asian="normal" style:font-name-complex="verdana" style:font-size-complex="8.39999961853027pt" style:font-style-complex="normal" style:font-weight-complex="normal" loext:padding="0cm" loext:border="non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ubstep</text:p>
      <text:section text:style-name="Sect1" text:name="pageContent">
        <text:p text:style-name="P3">time limit per test</text:p>
        <text:p text:style-name="P4">2 seconds</text:p>
        <text:p text:style-name="P3">memory limit per test</text:p>
        <text:p text:style-name="P4">256 megabytes</text:p>
        <text:p text:style-name="P3">input</text:p>
        <text:p text:style-name="P4">standard input</text:p>
        <text:p text:style-name="P3">output</text:p>
        <text:p text:style-name="P4">standard output</text:p>
        <text:p text:style-name="P5">Vasya works as a DJ in the best Berland nightclub, and he often uses dubstep music in his performance. Recently, he has decided to take a couple of old songs and make dubstep remixes from them.</text:p>
        <text:p text:style-name="P5">Let's assume that a song consists of some number of words. To make the dubstep remix of this song, Vasya inserts a certain number of words "<text:span text:style-name="T1">WUB</text:span>" before the first word of the song (the number may be zero), after the last word (the number may be zero), and between words (at least one between any pair of neighbouring words), and then the boy glues together all the words, including "<text:span text:style-name="T1">WUB</text:span>", in one string and plays the song at the club.</text:p>
        <text:p text:style-name="P5">For example, a song with words "<text:span text:style-name="T1">I AM X</text:span>" can transform into a dubstep remix as "<text:span text:style-name="T1">WUBWUBIWUBAMWUBWUBX</text:span>" and cannot transform into "<text:span text:style-name="T1">WUBWUBIAMWUBX</text:span>".</text:p>
        <text:p text:style-name="P5">Recently, Petya has heard Vasya's new dubstep track, but since he isn't into modern music, he decided to find out what was the initial song that Vasya remixed. Help Petya restore the original song.</text:p>
        <text:p text:style-name="P7">Input</text:p>
        <text:p text:style-name="P5">The input consists of a single non-empty string, consisting only of uppercase English letters, the string's length doesn't exceed <text:span text:style-name="T2">200</text:span> characters. It is guaranteed that before Vasya remixed the song, no word contained substring "<text:span text:style-name="T1">WUB</text:span>" in it; Vasya didn't change the word order. It is also guaranteed that initially the song had at least one word.</text:p>
        <text:p text:style-name="P7">Output</text:p>
        <text:p text:style-name="P5">Print the words of the initial song that Vasya used to make a dubsteb remix. Separate the words with a space.</text:p>
        <text:p text:style-name="P6">Examples</text:p>
        <text:p text:style-name="P8">input</text:p>
        <text:section text:style-name="Sect1" text:name="id0026624495394842373">
          <text:p text:style-name="P9">Copy</text:p>
        </text:section>
        <text:p text:style-name="P1"><text:bookmark text:name="id002574831744554775"/>WUBWUBABCWUB</text:p>
        <text:p text:style-name="P8">output</text:p>
        <text:section text:style-name="Sect1" text:name="id003892122410577421">
          <text:p text:style-name="P9">Copy</text:p>
        </text:section>
        <text:p text:style-name="P1"><text:bookmark text:name="id008000232917485921"/>ABC </text:p>
        <text:p text:style-name="P8">input</text:p>
        <text:section text:style-name="Sect1" text:name="id00752251254522077">
          <text:p text:style-name="P9">Copy</text:p>
        </text:section>
        <text:p text:style-name="P1"><text:bookmark text:name="id0027915953477271827"/>WUBWEWUBAREWUBWUBTHEWUBCHAMPIONSWUBMYWUBFRIENDWUB</text:p>
        <text:p text:style-name="P8">output</text:p>
        <text:section text:style-name="Sect1" text:name="id009704964504390463">
          <text:p text:style-name="P9">Copy</text:p>
        </text:section>
        <text:p text:style-name="P1"><text:bookmark text:name="id0044194304513456606"/>WE ARE THE CHAMPIONS MY FRIEND </text:p>
        <text:p text:style-name="P7">Note</text:p>
        <text:p text:style-name="P5">In the first sample: "<text:span text:style-name="T1">WUBWUBABCWUB</text:span>" = "<text:span text:style-name="T1">WUB</text:span>" + "<text:span text:style-name="T1">WUB</text:span>" + "<text:span text:style-name="T1">ABC</text:span>" + "<text:span text:style-name="T1">WUB</text:span>". That means that the song originally consisted of a single word "<text:span text:style-name="T1">ABC</text:span>", and all words "<text:span text:style-name="T1">WUB</text:span>" were added by Vasya.</text:p>
        <text:p text:style-name="P5">In the second sample Vasya added a single word "<text:span text:style-name="T1">WUB</text:span>" between all neighbouring words, in the beginning and in the end, except for words "<text:span text:style-name="T1">ARE</text:span>" and "<text:span text:style-name="T1">THE</text:span>" — between them Vasya added two "<text:span text:style-name="T1">WUB</text:span>".</text:p>
      </text:section>
      <text:p text:style-name="Standard"><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style:font-face style:name="verdana" svg:font-family="verdan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06T10:22:00.465000000</dc:date>
    <meta:editing-duration>PT7S</meta:editing-duration>
    <meta:editing-cycles>1</meta:editing-cycles>
    <meta:document-statistic meta:table-count="0" meta:image-count="0" meta:object-count="0" meta:page-count="1" meta:paragraph-count="34" meta:word-count="356" meta:character-count="2052" meta:non-whitespace-character-count="1725"/>
    <meta:generator>LibreOffice/7.2.2.2$Windows_X86_64 LibreOffice_project/02b2acce88a210515b4a5bb2e46cbfb63fe97d56</meta:generator>
  </office:meta>
</office:document-meta>
</file>